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style:font-name="Brix Slab Regular"/>
    </style:style>
    <style:style style:name="P24" style:family="paragraph" style:parent-style-name="Text_20_body" style:list-style-name="L7">
      <style:text-properties style:font-name="Brix Slab Regular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as </text:span><text:span text:style-name="Strong_20_Emphasis"><text:span text:style-name="T1">senseBox Wasserthermometer - 5m</text:span></text:span><text:span text:style-name="T1">, basierend auf dem </text:span><text:span text:style-name="Strong_20_Emphasis"><text:span text:style-name="T1">DS18B20</text:span></text:span><text:span text:style-name="T1"> Temperatursensor, ist ein spezialisiertes Sensor-Modul, das für die Messung der Wassertemperatur entwickelt wurde. Der DS18B20 ist ein digitaler Temperatursensor, der präzise Temperaturmessungen ermöglicht und über eine digitale 1-Wire-Schnittstelle kommuniziert. Dieses Sensor-Modul ist für den Einsatz in verschiedenen Wasserumgebungen wie Aquarien, Teichen, Flüssen oder in industriellen Prozessen konzipiert, wo die Überwachung der Wassertemperatur erforderlich ist.</text:span></text:p>
      <text:h text:style-name="P2" text:outline-level="3">Ausführliches Datenblatt für das senseBox Wasserthermometer - 5m (DS18B20)</text:h>
      <text:h text:style-name="P3" text:outline-level="4">Allgemeine Informationen</text:h>
      <text:list xml:id="list3836673864" text:style-name="L1">
        <text:list-item>
          <text:p text:style-name="P7"><text:span text:style-name="Strong_20_Emphasis"><text:span text:style-name="T1">Produktname:</text:span></text:span><text:span text:style-name="T1"> senseBox Wasserthermometer - 5m</text:span></text:p>
        </text:list-item>
        <text:list-item>
          <text:p text:style-name="P7"><text:span text:style-name="Strong_20_Emphasis"><text:span text:style-name="T1">Sensorelement:</text:span></text:span><text:span text:style-name="T1"> DS18B20 Digitaler Temperatursensor</text:span></text:p>
        </text:list-item>
        <text:list-item>
          <text:p text:style-name="P6"><text:span text:style-name="Strong_20_Emphasis"><text:span text:style-name="T1">Einsatzbereiche:</text:span></text:span><text:span text:style-name="T1"> Wassertemperaturüberwachung in Aquarien, Teichen, Flüssen, industriellen Prozessen, Umweltüberwachung</text:span></text:p>
        </text:list-item>
      </text:list>
      <text:h text:style-name="P3" text:outline-level="4">Technische Spezifikationen</text:h>
      <text:h text:style-name="P4" text:outline-level="5">Temperaturmessung</text:h>
      <text:list xml:id="list1151771729" text:style-name="L2">
        <text:list-item>
          <text:p text:style-name="P9"><text:span text:style-name="Strong_20_Emphasis"><text:span text:style-name="T1">Messbereich:</text:span></text:span><text:span text:style-name="T1"> -55°C bis +125°C</text:span></text:p>
        </text:list-item>
        <text:list-item>
          <text:p text:style-name="P9"><text:span text:style-name="Strong_20_Emphasis"><text:span text:style-name="T1">Genauigkeit:</text:span></text:span><text:span text:style-name="T1"> ±0.5°C im Bereich von -10°C bis +85°C</text:span></text:p>
        </text:list-item>
        <text:list-item>
          <text:p text:style-name="P9"><text:span text:style-name="Strong_20_Emphasis"><text:span text:style-name="T1">Auflösung:</text:span></text:span><text:span text:style-name="T1"> Programmierbar von 9 bis 12 Bit (Standard 12 Bit)</text:span></text:p>
        </text:list-item>
        <text:list-item>
          <text:p text:style-name="P8"><text:span text:style-name="Strong_20_Emphasis"><text:span text:style-name="T1">Ansprechzeit:</text:span></text:span><text:span text:style-name="T1"> Typisch 750 ms (bei 12 Bit Auflösung)</text:span></text:p>
        </text:list-item>
      </text:list>
      <text:h text:style-name="P4" text:outline-level="5">Elektrische Eigenschaften</text:h>
      <text:list xml:id="list636885996" text:style-name="L3">
        <text:list-item>
          <text:p text:style-name="P11"><text:span text:style-name="Strong_20_Emphasis"><text:span text:style-name="T1">Betriebsspannung:</text:span></text:span><text:span text:style-name="T1"> 3.0V bis 5.5V DC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Aktivmodus:</text:span></text:span><text:span text:style-name="T1"> Maximal 1.5 mA während der Messung</text:span></text:p>
            </text:list-item>
            <text:list-item>
              <text:p text:style-name="P11"><text:span text:style-name="Strong_20_Emphasis"><text:span text:style-name="T1">Ruhezustand:</text:span></text:span><text:span text:style-name="T1"> Typisch &lt; 1 µA</text:span></text:p>
            </text:list-item>
          </text:list>
        </text:list-item>
        <text:list-item>
          <text:p text:style-name="P11"><text:span text:style-name="Strong_20_Emphasis"><text:span text:style-name="T1">Schnittstelle:</text:span></text:span><text:span text:style-name="T1"> 1-Wire (Kommunikation und Stromversorgung über eine Leitung)</text:span></text:p>
        </text:list-item>
        <text:list-item>
          <text:p text:style-name="P10"><text:span text:style-name="Strong_20_Emphasis"><text:span text:style-name="T1">Datenformat:</text:span></text:span><text:span text:style-name="T1"> 12-Bit-ADC-Ausgabe, Temperaturdaten als 16-Bit-Zahl</text:span></text:p>
        </text:list-item>
      </text:list>
      <text:h text:style-name="P4" text:outline-level="5">Physische Eigenschaften</text:h>
      <text:list xml:id="list2444742142" text:style-name="L4">
        <text:list-item>
          <text:p text:style-name="P13"><text:span text:style-name="Strong_20_Emphasis"><text:span text:style-name="T1">Sensorgehäuse:</text:span></text:span><text:span text:style-name="T1"> Edelstahlhülse (wasserdicht, rostfrei)</text:span></text:p>
        </text:list-item>
        <text:list-item>
          <text:p text:style-name="P13"><text:span text:style-name="Strong_20_Emphasis"><text:span text:style-name="T1">Kabellänge:</text:span></text:span><text:span text:style-name="T1"> 5 Meter</text:span></text:p>
        </text:list-item>
        <text:list-item>
          <text:p text:style-name="P13"><text:span text:style-name="Strong_20_Emphasis"><text:span text:style-name="T1">Kabeltyp:</text:span></text:span><text:span text:style-name="T1"> Mehradriges Kabel mit zusätzlicher Isolierung und Abschirmung</text:span></text:p>
        </text:list-item>
        <text:list-item>
          <text:p text:style-name="P13"><text:span text:style-name="Strong_20_Emphasis"><text:span text:style-name="T1">Gehäuseabmessungen:</text:span></text:span></text:p>
          <text:list>
            <text:list-item>
              <text:p text:style-name="P13"><text:span text:style-name="Strong_20_Emphasis"><text:span text:style-name="T1">Durchmesser:</text:span></text:span><text:span text:style-name="T1"> Ca. 6 mm</text:span></text:p>
            </text:list-item>
            <text:list-item>
              <text:p text:style-name="P13"><text:span text:style-name="Strong_20_Emphasis"><text:span text:style-name="T1">Länge:</text:span></text:span><text:span text:style-name="T1"> Ca. 50 mm</text:span></text:p>
            </text:list-item>
          </text:list>
        </text:list-item>
        <text:list-item>
          <text:p text:style-name="P12"><text:span text:style-name="Strong_20_Emphasis"><text:span text:style-name="T1">Schutzart:</text:span></text:span><text:span text:style-name="T1"> IP68 (wasserdicht, geeignet für langfristigen Unterwassereinsatz)</text:span></text:p>
        </text:list-item>
      </text:list>
      <text:h text:style-name="P3" text:outline-level="4">Funktionen und Merkmale</text:h>
      <text:list xml:id="list754381763" text:style-name="L5">
        <text:list-item>
          <text:p text:style-name="P15"><text:span text:style-name="Strong_20_Emphasis"><text:span text:style-name="T1">Wasserdichtes Design:</text:span></text:span><text:span text:style-name="T1"> Ideal für den Einsatz in feuchten oder nassen Umgebungen, vollständig versiegelt und korrosionsbeständig.</text:span></text:p>
        </text:list-item>
        <text:list-item>
          <text:p text:style-name="P15"><text:soft-page-break/><text:span text:style-name="Strong_20_Emphasis"><text:span text:style-name="T1">Präzise Temperaturmessung:</text:span></text:span><text:span text:style-name="T1"> Hohe Genauigkeit und Stabilität, geeignet für anspruchsvolle Anwendungen.</text:span></text:p>
        </text:list-item>
        <text:list-item>
          <text:p text:style-name="P15"><text:span text:style-name="Strong_20_Emphasis"><text:span text:style-name="T1">Einfacher Anschluss:</text:span></text:span><text:span text:style-name="T1"> 1-Wire-Schnittstelle ermöglicht einfache Integration und Verkabelung, mehrere Sensoren können über eine einzige Leitung adressiert werden.</text:span></text:p>
        </text:list-item>
        <text:list-item>
          <text:p text:style-name="P14"><text:span text:style-name="Strong_20_Emphasis"><text:span text:style-name="T1">Datenspeicherung:</text:span></text:span><text:span text:style-name="T1"> Eindeutige 64-Bit-Seriennummer zur Identifizierung bei Verwendung mehrerer Sensoren in einem Netzwerk.</text:span></text:p>
        </text:list-item>
      </text:list>
      <text:h text:style-name="P3" text:outline-level="4">Anwendungsbereiche</text:h>
      <text:list xml:id="list2269206814" text:style-name="L6">
        <text:list-item>
          <text:p text:style-name="P17"><text:span text:style-name="Strong_20_Emphasis"><text:span text:style-name="T1">Aquaristik:</text:span></text:span><text:span text:style-name="T1"> Überwachung der Wassertemperatur in Aquarien zur Sicherstellung optimaler Bedingungen für Fische und Pflanzen.</text:span></text:p>
        </text:list-item>
        <text:list-item>
          <text:p text:style-name="P17"><text:span text:style-name="Strong_20_Emphasis"><text:span text:style-name="T1">Umweltüberwachung:</text:span></text:span><text:span text:style-name="T1"> Temperaturmessung in natürlichen Gewässern, z.B. Flüssen, Seen und Teichen.</text:span></text:p>
        </text:list-item>
        <text:list-item>
          <text:p text:style-name="P17"><text:span text:style-name="Strong_20_Emphasis"><text:span text:style-name="T1">Industrielle Prozesse:</text:span></text:span><text:span text:style-name="T1"> Einsatz in Prozessen, bei denen eine genaue Temperaturkontrolle in Flüssigkeiten erforderlich ist.</text:span></text:p>
        </text:list-item>
        <text:list-item>
          <text:p text:style-name="P16"><text:span text:style-name="Strong_20_Emphasis"><text:span text:style-name="T1">Heim- und Gebäudeautomation:</text:span></text:span><text:span text:style-name="T1"> Integrierbar in Smart-Home-Systeme zur Überwachung von Wassertemperaturen in Heizungsanlagen oder Schwimmbädern.</text:span></text:p>
        </text:list-item>
      </text:list>
      <text:h text:style-name="P3" text:outline-level="4">Sicherheits- und Nutzungsrichtlinien</text:h>
      <text:list xml:id="list3040280881" text:style-name="L7">
        <text:list-item>
          <text:p text:style-name="P18"><text:span text:style-name="Strong_20_Emphasis"><text:span text:style-name="T1">Betriebssicherheit:</text:span></text:span></text:p>
          <text:list>
            <text:list-item>
              <text:p text:style-name="P23">Sicherstellen, dass das Sensorkabel und die Anschlussstellen gut isoliert und vor mechanischen Schäden geschützt sind.</text:p>
            </text:list-item>
            <text:list-item>
              <text:p text:style-name="P23">Vermeiden Sie den Einsatz des Sensors in aggressiven Chemikalien oder stark verschmutztem Wasser, um Korrosionsschäden zu verhindern.</text:p>
            </text:list-item>
          </text:list>
        </text:list-item>
        <text:list-item>
          <text:p text:style-name="P18"><text:span text:style-name="Strong_20_Emphasis"><text:span text:style-name="T1">Installation:</text:span></text:span></text:p>
          <text:list>
            <text:list-item>
              <text:p text:style-name="P23">Der Sensor sollte vollständig in die zu messende Flüssigkeit eingetaucht sein, um genaue Messwerte zu gewährleisten.</text:p>
            </text:list-item>
            <text:list-item>
              <text:p text:style-name="P24">Kabelverbindungen sollten vor Feuchtigkeit geschützt werden, insbesondere bei der Verwendung im Freien oder in feuchten Umgebungen.</text:p>
            </text:list-item>
          </text:list>
        </text:list-item>
      </text:list>
      <text:h text:style-name="P3" text:outline-level="4">Verpackung und Lieferung</text:h>
      <text:list xml:id="list3191662140" text:style-name="L8">
        <text:list-item>
          <text:p text:style-name="P20"><text:span text:style-name="Strong_20_Emphasis"><text:span text:style-name="T1">Lieferumfang:</text:span></text:span></text:p>
          <text:list>
            <text:list-item>
              <text:p text:style-name="P25">senseBox Wasserthermometer (DS18B20) mit 5m Kabel</text:p>
            </text:list-item>
            <text:list-item>
              <text:p text:style-name="P25">Verbindungskabel für den Anschluss an die senseBox MCU oder andere Mikrocontroller</text:p>
            </text:list-item>
            <text:list-item>
              <text:p text:style-name="P25">Kurzanleitung</text:p>
            </text:list-item>
          </text:list>
        </text:list-item>
        <text:list-item>
          <text:p text:style-name="P19"><text:span text:style-name="Strong_20_Emphasis"><text:span text:style-name="T1">Verpackung:</text:span></text:span><text:span text:style-name="T1"> Antistatische und wasserdichte Verpackung zum Schutz des Sensors während des Transports</text:span></text:p>
        </text:list-item>
      </text:list>
      <text:h text:style-name="P3" text:outline-level="4">Hinweise und Empfehlungen</text:h>
      <text:list xml:id="list1860537888" text:style-name="L9">
        <text:list-item>
          <text:p text:style-name="P22"><text:span text:style-name="Strong_20_Emphasis"><text:span text:style-name="T1">Kompatibilität:</text:span></text:span><text:span text:style-name="T1"> Kompatibel mit senseBox MCU und anderen Mikrocontroller-Plattformen, die die 1-Wire-Schnittstelle unterstützen.</text:span></text:p>
        </text:list-item>
        <text:list-item>
          <text:p text:style-name="P22"><text:span text:style-name="Strong_20_Emphasis"><text:span text:style-name="T1">Energieversorgung:</text:span></text:span><text:span text:style-name="T1"> Betriebsspannung von 3.3V bis 5.5V; Vorsicht vor Spannungsschwankungen, die den Sensor beschädigen könnten.</text:span></text:p>
        </text:list-item>
        <text:list-item>
          <text:p text:style-name="P21"><text:soft-page-break/><text:span text:style-name="Strong_20_Emphasis"><text:span text:style-name="T1">Wartung:</text:span></text:span><text:span text:style-name="T1"> Regelmäßige Überprüfung auf Abnutzung oder Beschädigungen des Sensorkabels und der Edelstahlhülse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umfassende Übersicht über die technischen Spezifikationen, Funktionen und Anwendungsmöglichkeiten des senseBox Wasserthermometers - 5m, basierend auf dem DS18B20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1:28.236066040</meta:creation-date>
    <dc:date>2024-07-30T14:31:50.417424708</dc:date>
    <meta:editing-duration>PT23S</meta:editing-duration>
    <meta:editing-cycles>1</meta:editing-cycles>
    <meta:document-statistic meta:table-count="0" meta:image-count="0" meta:object-count="0" meta:page-count="3" meta:paragraph-count="55" meta:word-count="528" meta:character-count="4339" meta:non-whitespace-character-count="3908"/>
    <meta:generator>LibreOffice/7.3.7.2$Linux_X86_64 LibreOffice_project/30$Build-2</meta:generator>
  </office:meta>
</office:document-meta>
</file>